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9.9403in" table:align="margins"/>
    </style:style>
    <style:style style:name="Table1.A" style:family="table-column">
      <style:table-column-properties style:column-width="3.4847in" style:rel-column-width="5018*"/>
    </style:style>
    <style:style style:name="Table1.B" style:family="table-column">
      <style:table-column-properties style:column-width="0.7694in" style:rel-column-width="1108*"/>
    </style:style>
    <style:style style:name="Table1.F" style:family="table-column">
      <style:table-column-properties style:column-width="3.3778in" style:rel-column-width="4864*"/>
    </style:style>
    <style:style style:name="Table1.1" style:family="table-row">
      <style:table-row-properties style:keep-together="false" fo:keep-together="always"/>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fo:padding="0.0382in" fo:border-left="0.0007in solid #000000" fo:border-right="none" fo:border-top="0.0007in solid #000000" fo:border-bottom="0.0007in solid #000000"/>
    </style:style>
    <style:style style:name="Table1.B2" style:family="table-cell">
      <style:table-cell-properties style:vertical-align="middle" fo:padding="0.0382in" fo:border-left="0.0007in solid #000000" fo:border-right="none" fo:border-top="none" fo:border-bottom="0.0007in solid #000000"/>
    </style:style>
    <style:style style:name="Table1.F2" style:family="table-cell">
      <style:table-cell-properties fo:padding="0.0382in" fo:border="0.0007in solid #000000"/>
    </style:style>
    <style:style style:name="Table1.A3" style:family="table-cell">
      <style:table-cell-properties fo:padding="0.0382in" fo:border-left="0.0007in solid #000000" fo:border-right="none" fo:border-top="none" fo:border-bottom="0.0007in solid #000000"/>
    </style:style>
    <style:style style:name="Table1.F3"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Arial"/>
    </style:style>
    <style:style style:name="P2" style:family="paragraph" style:parent-style-name="Table_20_Contents">
      <style:paragraph-properties fo:text-align="center" style:justify-single-word="false"/>
      <style:text-properties style:font-name="Arial"/>
    </style:style>
    <style:style style:name="P3" style:family="paragraph" style:parent-style-name="Table_20_Contents">
      <style:text-properties style:font-name="Arial" fo:font-size="12pt" style:font-size-asian="12pt" style:font-size-complex="12pt"/>
    </style:style>
    <style:style style:name="P4" style:family="paragraph" style:parent-style-name="Header">
      <style:text-properties style:font-name="Arial"/>
    </style:style>
    <style:style style:name="P5" style:family="paragraph" style:parent-style-name="Standard">
      <style:text-properties style:font-name="Arial"/>
    </style:style>
    <style:style style:name="P6" style:family="paragraph" style:parent-style-name="Standard" style:master-page-name="First_20_Page">
      <style:paragraph-properties fo:text-align="center" style:justify-single-word="false" style:page-number="auto"/>
      <style:text-properties style:font-name="Arial" fo:font-size="16pt" fo:font-weight="bold" style:font-size-asian="16pt" style:font-weight-asian="bold" style:font-size-complex="16pt" style:font-weight-complex="bold"/>
    </style:style>
    <style:style style:name="T1" style:family="text">
      <style:text-properties style:font-name="ArialMT"/>
    </style:style>
    <style:style style:name="T2" style:family="text">
      <style:text-properties style:font-name="ArialMT"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rvey: City of Austin Services</text:p>
      <text:p text:style-name="P5"/>
      <text:p text:style-name="P5">Read each statement, and check the box under the description that best fits your opinion. Write 1-2 sentences justifying your choice.</text:p>
      <text:p text:style-name="P5"/>
      <table:table table:name="Table1" table:style-name="Table1">
        <table:table-column table:style-name="Table1.A"/>
        <table:table-column table:style-name="Table1.B" table:number-columns-repeated="4"/>
        <table:table-column table:style-name="Table1.F"/>
        <table:table-header-rows>
          <table:table-row table:style-name="Table1.1">
            <table:table-cell table:style-name="Table1.A1" table:number-rows-spanned="2" office:value-type="string">
              <text:p text:style-name="P2">Statement</text:p>
            </table:table-cell>
            <table:table-cell table:style-name="Table1.A1" table:number-columns-spanned="4" office:value-type="string">
              <text:p text:style-name="P2">Opinion</text:p>
            </table:table-cell>
            <table:covered-table-cell/>
            <table:covered-table-cell/>
            <table:covered-table-cell/>
            <table:table-cell table:style-name="Table1.F1" table:number-rows-spanned="2" office:value-type="string">
              <text:p text:style-name="P2">Justification</text:p>
            </table:table-cell>
          </table:table-row>
          <table:table-row table:style-name="Table1.1">
            <table:covered-table-cell/>
            <table:table-cell table:style-name="Table1.B2" office:value-type="string">
              <text:p text:style-name="P2">Strongly Disagree</text:p>
            </table:table-cell>
            <table:table-cell table:style-name="Table1.B2" office:value-type="string">
              <text:p text:style-name="P2">Disagree</text:p>
            </table:table-cell>
            <table:table-cell table:style-name="Table1.B2" office:value-type="string">
              <text:p text:style-name="P2">Agree</text:p>
            </table:table-cell>
            <table:table-cell table:style-name="Table1.B2" office:value-type="string">
              <text:p text:style-name="P2">Strongly Agree</text:p>
            </table:table-cell>
            <table:covered-table-cell/>
          </table:table-row>
        </table:table-header-rows>
        <table:table-row table:style-name="Table1.1">
          <table:table-cell table:style-name="Table1.A3" office:value-type="string">
            <text:p text:style-name="P3">1. It is important to take care of Austin's animals, and make sure that animals in the city are controlled and healthy.</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2. It is important for Austin residents to have access to quality recreational, culture and outdoor experiences in the city.</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3. The Austin Public Library is essential for access to materials and information within the city, and helps create an informed</text:p>
            <text:p text:style-name="P1">population.</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4. It is necessary to have funding for a range of basic needs and human services within the city, helping to combat homelessness, and promote basic and behavioral health.</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5. It is the duty of the city to ensure the well-being of its citizens through the inspection of restuarants and health screenings</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6. Austin should dedicate time and money to make sure citizens have housing and communities are revitalized when needed.</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7. It is necessary to make sure there is a city court which helps enforce traffic violations, city ordinances, and other basic measures of order.</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Standard"/>
          </table:table-cell>
          <table:table-cell table:style-name="Table1.A3" office:value-type="string">
            <text:p text:style-name="Standard"/>
          </table:table-cell>
          <table:table-cell table:style-name="Table1.F3" office:value-type="string">
            <text:p text:style-name="P1"/>
          </table:table-cell>
        </table:table-row>
        <text:soft-page-break/>
        <table:table-row table:style-name="Table1.1">
          <table:table-cell table:style-name="Table1.A3" office:value-type="string">
            <text:p text:style-name="P1">8. Austin needs a strong fire department in order to ensure effective responses to emergency situations.</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9. The city should invest money to make sure that EMS (emergency management services) have the resources needed to help those who end up in unfortunate situations and need special rescue services.</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10. The city should devote funds to make sure long term planning for the city is well thought out, and that the city is effectively designed for the future.</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11. The city should offer a "one stop shop" or a place to make it easy to purchase, develop, and inspect building or land.</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12. The City of Austin needs to regularly monitor traffic and plan for future transportation needs. </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row table:style-name="Table1.1">
          <table:table-cell table:style-name="Table1.A3" office:value-type="string">
            <text:p text:style-name="P1">13. The City of Austin should regularly work to improve current city amenities, such as street repairs, school zone improvements, and building additional sidewalks and bicycle lanes.</text:p>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F3" office:value-type="string">
            <text:p text:style-name="P1"/>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598in" fo:margin-left="0.5in" fo:margin-right="0.5598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header>
        <text:p text:style-name="MP1">Name:<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8-01-08T11:33:33</meta:creation-date>
    <dc:date>2018-01-08T12:03:34</dc:date>
    <dc:creator>Iona Olive</dc:creator>
    <meta:editing-duration>PT13M31S</meta:editing-duration>
    <meta:editing-cycles>2</meta:editing-cycles>
    <meta:generator>OpenOffice/4.1.3$Unix OpenOffice.org_project/413m1$Build-9783</meta:generator>
    <meta:document-statistic meta:table-count="1" meta:image-count="0" meta:object-count="0" meta:page-count="2" meta:paragraph-count="24" meta:word-count="342" meta:character-count="2063"/>
  </office:meta>
</office:document-meta>
</file>